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rif" svg:font-family="Serif" style:font-family-generic="roman"/>
  </office:font-face-decls>
  <office:automatic-styles>
    <style:style style:name="P1" style:family="paragraph" style:parent-style-name="Standard">
      <style:paragraph-properties style:line-height-at-least="0.503cm"/>
      <style:text-properties style:use-window-font-color="true" loext:opacity="0%" style:font-name="Serif" fo:font-size="10.5pt" fo:font-weight="normal" fo:background-color="transparent"/>
    </style:style>
    <style:style style:name="P2" style:family="paragraph" style:parent-style-name="Standard">
      <style:paragraph-properties style:line-height-at-least="0.503cm" fo:text-align="center" style:justify-single-word="false"/>
      <style:text-properties style:use-window-font-color="true" loext:opacity="0%" style:font-name="Serif" fo:font-size="10.5pt" fo:font-weight="normal" officeooo:rsid="00174e05" officeooo:paragraph-rsid="00174e05" fo:background-color="transparent"/>
    </style:style>
    <style:style style:name="P3" style:family="paragraph" style:parent-style-name="Standard">
      <style:paragraph-properties style:line-height-at-least="0.503cm"/>
      <style:text-properties style:use-window-font-color="true" loext:opacity="0%" style:font-name="Serif" fo:font-size="10.5pt" fo:font-weight="normal" officeooo:rsid="00174e05" officeooo:paragraph-rsid="00174e05" fo:background-color="transparent"/>
    </style:style>
    <style:style style:name="P4" style:family="paragraph" style:parent-style-name="Standard">
      <style:paragraph-properties style:line-height-at-least="0.503cm"/>
      <style:text-properties style:use-window-font-color="true" loext:opacity="0%" style:font-name="Serif" fo:font-size="10.5pt" fo:font-weight="normal" fo:background-color="transparent" style:font-weight-asian="normal" style:font-weight-complex="normal"/>
    </style:style>
    <style:style style:name="P5" style:family="paragraph" style:parent-style-name="Standard">
      <style:paragraph-properties style:line-height-at-least="0.503cm"/>
      <style:text-properties style:use-window-font-color="true" loext:opacity="0%" style:font-name="Serif" fo:background-color="transparent"/>
    </style:style>
    <style:style style:name="P6" style:family="paragraph" style:parent-style-name="Standard">
      <style:text-properties style:use-window-font-color="true" loext:opacity="0%" style:font-name="Serif" fo:background-color="transparent"/>
    </style:style>
    <style:style style:name="T1" style:family="text">
      <style:text-properties officeooo:rsid="00174e05"/>
    </style:style>
    <style:style style:name="T2" style:family="text">
      <style:text-properties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ES TESTS</text:p>
      <text:p text:style-name="P1"/>
      <text:p text:style-name="P1">Exercice 3.1</text:p>
      <text:p text:style-name="P5"/>
      <text:p text:style-name="P1">Variables nombre en Numérique</text:p>
      <text:p text:style-name="P1">Début</text:p>
      <text:p text:style-name="P1">Ecrire "Saisissez votre nombre"</text:p>
      <text:p text:style-name="P1">lire nombre</text:p>
      <text:p text:style-name="P1">Si nombre &gt; 0 Alors</text:p>
      <text:p text:style-name="P1">Ecrire "Le nombre est positif"</text:p>
      <text:p text:style-name="P1">Finsi</text:p>
      <text:p text:style-name="P1">Si nombre &lt; 0 Alors</text:p>
      <text:p text:style-name="P1">Ecrire "Le nombre est négatif"</text:p>
      <text:p text:style-name="P1">Finsi</text:p>
      <text:p text:style-name="P1">Fin</text:p>
      <text:p text:style-name="P5"/>
      <text:p text:style-name="P1">Exercice 3.2:</text:p>
      <text:p text:style-name="P5"/>
      <text:p text:style-name="P1">Variable a,b en Numériques</text:p>
      <text:p text:style-name="P1">Ecrire "Saisissez le premier nombre"</text:p>
      <text:p text:style-name="P1">Lire a</text:p>
      <text:p text:style-name="P1">Ecrire "Saisissez le deuxième nombre"</text:p>
      <text:p text:style-name="P1">Lire b</text:p>
      <text:p text:style-name="P1">Si a &gt; <text:span text:style-name="T1">0 </text:span><text:s/>ET b &gt; 0 OU a &lt; <text:span text:style-name="T1">0 </text:span>ET b &lt; 0 Alors</text:p>
      <text:p text:style-name="P1">Ecrire "Le produit des deux nombres est positif"</text:p>
      <text:p text:style-name="P1">Finsi</text:p>
      <text:p text:style-name="P1">Si a &gt; 0 ET b &lt; 0 OU a &lt; 0 ET b &gt; 0 Alors</text:p>
      <text:p text:style-name="P1">Ecrire " le produit des deux nombres est négatif"</text:p>
      <text:p text:style-name="P1">Finsi</text:p>
      <text:p text:style-name="P1">fin</text:p>
      <text:p text:style-name="P5"/>
      <text:p text:style-name="P1">Exercice 3.3:</text:p>
      <text:p text:style-name="P5"/>
      <text:p text:style-name="P4">Variables a,b,c en Caractères</text:p>
      <text:p text:style-name="P4">Ecrire "Saisissez votre 1er nom"</text:p>
      <text:p text:style-name="P4">lire a</text:p>
      <text:p text:style-name="P4">Ecrire "Saisissez votre 2ème nom"</text:p>
      <text:p text:style-name="P4">lire b</text:p>
      <text:p text:style-name="P4">Ecrire "Saisissez votre 3ème nom"</text:p>
      <text:p text:style-name="P4">lire c</text:p>
      <text:p text:style-name="P4">Si a &lt; b ET b &lt; c Alors<text:line-break/>Ecrire "Ces noms sont classés alphabétiquement"<text:line-break/>Sinon<text:line-break/>Ecrire "Ces noms ne sont pas classés"<text:line-break/>Finsi<text:line-break/>Fin</text:p>
      <text:p text:style-name="P5"/>
      <text:p text:style-name="P1">Exercice 3.4: </text:p>
      <text:p text:style-name="P5"/>
      <text:p text:style-name="P1">Variables nombre en Numérique</text:p>
      <text:p text:style-name="P1">Ecrire "Saisissez votre nombre"</text:p>
      <text:p text:style-name="P1"><text:soft-page-break/>lire nombre</text:p>
      <text:p text:style-name="P1">Si nombre &gt; 0 Alors </text:p>
      <text:p text:style-name="P1">Ecrire "C'est un nombre positif"</text:p>
      <text:p text:style-name="P1">Finsi</text:p>
      <text:p text:style-name="P1">Si<text:span text:style-name="T1">nonSi</text:span> nombre = 0 Alors</text:p>
      <text:p text:style-name="P1">Ecrire "C'est un nombre nul"</text:p>
      <text:p text:style-name="P1">Finsi</text:p>
      <text:p text:style-name="P1"><text:span text:style-name="T1">Sinon</text:span> nombre &lt; 0 Alors</text:p>
      <text:p text:style-name="P1">Ecrire "C'est un nombre négatif"</text:p>
      <text:p text:style-name="P1">Finsi</text:p>
      <text:p text:style-name="P1">Fin</text:p>
      <text:p text:style-name="P5"/>
      <text:p text:style-name="P1">Exercice 3.5:</text:p>
      <text:p text:style-name="P5"/>
      <text:p text:style-name="P1">Variables a,b en Numériques</text:p>
      <text:p text:style-name="P1">Ecrire "Saisissez votre 1er nombre"</text:p>
      <text:p text:style-name="P1">Lire a</text:p>
      <text:p text:style-name="P1">Ecrire "Saisissez votre 2ème nombre"</text:p>
      <text:p text:style-name="P1">Si a &lt; 0 ET b &lt; 0 OU a &gt; 0 ET B &gt; 0 Alors</text:p>
      <text:p text:style-name="P1">Ecrire "le produit des deux nombres est positif"</text:p>
      <text:p text:style-name="P1">Sinon</text:p>
      <text:p text:style-name="P5"/>
      <text:p text:style-name="P1">Si a &gt; 0 ET b &lt; 0 OU a &lt; 0 ET b &gt; 0 Alors</text:p>
      <text:p text:style-name="P1">Ecrire " le produit des deux nombres est négatif"</text:p>
      <text:p text:style-name="P1">Sinon </text:p>
      <text:p text:style-name="P1">Ecrire "Le produit des deux nombres est nul"</text:p>
      <text:p text:style-name="P1">Finsi</text:p>
      <text:p text:style-name="P1">Finsi</text:p>
      <text:p text:style-name="P1">Fin</text:p>
      <text:p text:style-name="P5"/>
      <text:p text:style-name="P1">Exercice 3.6 :</text:p>
      <text:p text:style-name="P5"/>
      <text:p text:style-name="P1">Variable age en Entier</text:p>
      <text:p text:style-name="P1">Début</text:p>
      <text:p text:style-name="P1">Ecrire "Quel est vôtre age"</text:p>
      <text:p text:style-name="P1">lire age</text:p>
      <text:p text:style-name="P1">Si age &gt;= 6 ET &lt;=7 Alors</text:p>
      <text:p text:style-name="P1">Ecrire "Vous êtes un poussin"</text:p>
      <text:p text:style-name="P1">Si<text:span text:style-name="T1">nonSi</text:span> age &gt;=8 ET &lt;= 9 Alors</text:p>
      <text:p text:style-name="P1">Ecrire "Vous êtes une Pupille"</text:p>
      <text:p text:style-name="P1">Si<text:span text:style-name="T1">nonSi</text:span> age &gt;=10 ET &lt;= 11 Alors</text:p>
      <text:p text:style-name="P1">Ecrire "Vous êtes un Minime"</text:p>
      <text:p text:style-name="P1">Si<text:span text:style-name="T1">nonSi</text:span> age &gt;12 Alors </text:p>
      <text:p text:style-name="P1">Ecrire "Vous êtes un cadet"</text:p>
      <text:p text:style-name="P1">Finsi</text:p>
      <text:p text:style-name="P1">Fin</text:p>
      <text:p text:style-name="P5"/>
      <text:p text:style-name="P3">Oui on pourrait commencer par partir de la catégorie la plus agée.</text:p>
      <text:p text:style-name="P1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rif" svg:font-family="Serif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0T10:35:51.403958179</meta:creation-date>
    <dc:date>2023-07-20T10:41:51.096903930</dc:date>
    <meta:editing-duration>PT6M</meta:editing-duration>
    <meta:editing-cycles>1</meta:editing-cycles>
    <meta:document-statistic meta:table-count="0" meta:image-count="0" meta:object-count="0" meta:page-count="2" meta:paragraph-count="80" meta:word-count="366" meta:character-count="1803" meta:non-whitespace-character-count="1512"/>
    <meta:generator>LibreOffice/7.3.7.2$Linux_X86_64 LibreOffice_project/30$Build-2</meta:generator>
  </office:meta>
</office:document-meta>
</file>